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4ca5c"/>
    </style:style>
    <style:style style:name="T3" style:family="text">
      <style:text-properties officeooo:rsid="00268ea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1</text:span><text:span text:style-name="T3">2</text:span><text:span text:style-name="T2">.0 </text:span><text:span text:style-name="T3">(M18)</text:span></text:p>
      <text:p text:style-name="Standard">Date: <text:date style:data-style-name="N49" text:date-value="2024-04-05T15:28:25.656025162">2024-04-05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93" meta:non-whitespace-character-count="17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